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989be" officeooo:paragraph-rsid="000989be"/>
    </style:style>
    <style:style style:name="P2" style:family="paragraph" style:parent-style-name="Standard">
      <style:text-properties fo:language="en" fo:country="GB" officeooo:rsid="000b597b" officeooo:paragraph-rsid="000b597b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GB" officeooo:rsid="000c1fb3" officeooo:paragraph-rsid="000c1fb3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GB" officeooo:rsid="000d663a" officeooo:paragraph-rsid="000d663a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GB" officeooo:rsid="000fa444" officeooo:paragraph-rsid="000fa444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GB" officeooo:rsid="00133d73" officeooo:paragraph-rsid="00133d73" style:language-asian="zxx" style:country-asian="none" style:language-complex="zxx" style:country-complex="none"/>
    </style:style>
    <style:style style:name="P7" style:family="paragraph" style:parent-style-name="Standard">
      <style:text-properties fo:language="en" fo:country="GB" officeooo:rsid="00133d73" officeooo:paragraph-rsid="00140fe7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184e49"/>
    </style:style>
    <style:style style:name="T1" style:family="text">
      <style:text-properties officeooo:rsid="00098ff2"/>
    </style:style>
    <style:style style:name="T2" style:family="text">
      <style:text-properties officeooo:rsid="000de78d"/>
    </style:style>
    <style:style style:name="T3" style:family="text">
      <style:text-properties officeooo:rsid="000fa444"/>
    </style:style>
    <style:style style:name="T4" style:family="text">
      <style:text-properties officeooo:rsid="00140fe7"/>
    </style:style>
    <style:style style:name="T5" style:family="text">
      <style:text-properties officeooo:rsid="001684ff"/>
    </style:style>
    <style:style style:name="T6" style:family="text">
      <style:text-properties officeooo:rsid="00184e49"/>
    </style:style>
    <style:style style:name="T7" style:family="text">
      <style:text-properties fo:language="en" fo:country="GB" officeooo:rsid="00133d73" style:language-asian="zxx" style:country-asian="none" style:language-complex="zxx" style:country-complex="none"/>
    </style:style>
    <style:style style:name="T8" style:family="text">
      <style:text-properties fo:language="en" fo:country="GB" officeooo:rsid="00140fe7" style:language-asian="zxx" style:country-asian="none" style:language-complex="zxx" style:country-complex="none"/>
    </style:style>
    <style:style style:name="T9" style:family="text">
      <style:text-properties fo:language="en" fo:country="GB" officeooo:rsid="00184e49" style:language-asian="zxx" style:country-asian="none" style:language-complex="zxx" style:country-complex="none"/>
    </style:style>
    <style:style style:name="T10" style:family="text">
      <style:text-properties fo:language="en" fo:country="GB" officeooo:rsid="001684ff" style:language-asian="zxx" style:country-asian="none" style:language-complex="zxx" style:country-complex="none"/>
    </style:style>
    <style:style style:name="T11" style:family="text">
      <style:text-properties fo:language="en" fo:country="GB" officeooo:rsid="001ba186" style:language-asian="zxx" style:country-asian="none" style:language-complex="zxx" style:country-complex="none"/>
    </style:style>
    <style:style style:name="T12" style:family="text">
      <style:text-properties officeooo:rsid="00191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This document is an extract of an article written by Zoltan Istvan, a 2016 US presidential candidate. This article <text:span text:style-name="T12">defends t</text:span>ranshumanis<text:span text:style-name="T12">m</text:span>.</text:p>
      <text:p text:style-name="P8"><text:span text:style-name="T7"><text:line-break/><text:tab/>Zoltan introduces his Immortality Bus </text:span><text:span text:style-name="T8">(w</text:span><text:span text:style-name="T7">hich is coffin's shaped</text:span><text:span text:style-name="T8">) </text:span><text:span text:style-name="T7">and how it should raise awareness of populations on the transhumanism, </text:span><text:span text:style-name="T11">as well as </text:span><text:span text:style-name="T6">emphasize </text:span><text:span text:style-name="T7">the necessity to seek a solution to the disease call</text:span><text:span text:style-name="T10">ed</text:span><text:span text:style-name="T7"> aging.</text:span></text:p>
      <text:p text:style-name="P7"><text:tab/>He wants to induce debate around this subject but also a change in mentalities on what public opinion calls a challenge of natural order. </text:p>
      <text:p text:style-name="P7"><text:tab/>Allegedly, the technology is right there and it will be possible to influence aging in the near future, if the research are properly financ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03:52.115104397</meta:creation-date>
    <dc:date>2018-11-22T16:58:32.130681751</dc:date>
    <meta:editing-duration>PT35M36S</meta:editing-duration>
    <meta:editing-cycles>17</meta:editing-cycles>
    <meta:generator>LibreOffice/6.1.2.1$Linux_X86_64 LibreOffice_project/10$Build-1</meta:generator>
    <meta:document-statistic meta:table-count="0" meta:image-count="0" meta:object-count="0" meta:page-count="1" meta:paragraph-count="4" meta:word-count="104" meta:character-count="640" meta:non-whitespace-character-count="534"/>
  </office:meta>
</office:document-meta>
</file>